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ookman Old Style" fo:font-size="28pt" fo:font-weight="bold" officeooo:rsid="001810a9" officeooo:paragraph-rsid="001810a9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Bookman Old Style" fo:font-size="12pt" fo:font-style="italic" fo:font-weight="normal" officeooo:rsid="0021d137" officeooo:paragraph-rsid="0021d137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Bookman Old Style" officeooo:rsid="001810a9" officeooo:paragraph-rsid="001810a9"/>
    </style:style>
    <style:style style:name="P4" style:family="paragraph" style:parent-style-name="Standard">
      <style:paragraph-properties fo:text-align="justify" style:justify-single-word="false"/>
      <style:text-properties style:font-name="Bookman Old Style" fo:font-size="16pt" fo:font-weight="bold" officeooo:rsid="001c8769" officeooo:paragraph-rsid="001c876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ookman Old Style" officeooo:rsid="00201d32" officeooo:paragraph-rsid="00201d32"/>
    </style:style>
    <style:style style:name="P6" style:family="paragraph" style:parent-style-name="Standard">
      <style:paragraph-properties fo:text-align="justify" style:justify-single-word="false"/>
      <style:text-properties style:font-name="Bookman Old Style" fo:font-weight="bold" officeooo:rsid="001810a9" officeooo:paragraph-rsid="001810a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ookman Old Style" fo:font-weight="normal" officeooo:rsid="001810a9" officeooo:paragraph-rsid="001810a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Bookman Old Style" fo:font-weight="normal" officeooo:rsid="001ba167" officeooo:paragraph-rsid="001ba16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ookman Old Style" fo:font-weight="normal" officeooo:rsid="001dbda4" officeooo:paragraph-rsid="001dbda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ookman Old Style" fo:font-size="16pt" fo:font-weight="bold" officeooo:rsid="0019b8d7" officeooo:paragraph-rsid="0019b8d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ookman Old Style" fo:font-weight="normal" officeooo:rsid="001c26f7" officeooo:paragraph-rsid="001c26f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ookman Old Style" fo:font-weight="normal" officeooo:rsid="00201d32" officeooo:paragraph-rsid="00201d3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1d3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769"/>
    </style:style>
    <style:style style:name="T5" style:family="text">
      <style:text-properties fo:font-weight="bold" officeooo:rsid="00201d32" style:font-weight-asian="bold" style:font-weight-complex="bold"/>
    </style:style>
    <style:style style:name="T6" style:family="text">
      <style:text-properties officeooo:rsid="001c26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DE GAME OBJECTS</text:p>
      <text:p text:style-name="P2">Alunos Osmar William e Victor Alexander</text:p>
      <text:p text:style-name="P3"/>
      <text:p text:style-name="P4">OBJETOS MÓVEIS</text:p>
      <text:p text:style-name="P3"><text:span text:style-name="T1">Curupira (jogador):</text:span> O personagem principal. Ele se move de acordo com o input do jogador. Se o jogador aperta W, o Curupira se moverá para cima; se pressionado S, para baixo; se pressionado A, para a esquerda; se pressionado D, se move para a direita. <text:span text:style-name="T2">Ele mira suas armas com o mouse e com o clique esquerdo do mouse ele ataca na direção do cursor.</text:span></text:p>
      <text:p text:style-name="P3"/>
      <text:p text:style-name="P5"><text:span text:style-name="T1">Flecha:</text:span> Objeto lançado pelo personagem do jogador caso esteja equipado com um arco na mão. Tem uma trajetora linear.</text:p>
      <text:p text:style-name="P3"/>
      <text:p text:style-name="P6">Lenhador: <text:span text:style-name="T3">O inimigo mais comum do jogo. Ele anda automaticamente em direção ao jogador e quando toca o jogador inflige dano nele com seu machado.</text:span></text:p>
      <text:p text:style-name="P6"/>
      <text:p text:style-name="P6">Caçador: <text:span text:style-name="T3">Ele anda automaticamente em direção ao personagem do jogador e para quando chega em uma certa distância do jogador. A partir do momento que ele para, ele fica mirando a arma por cerca de 1-2 segundos e atira em direção ao jogador. Logo depois que ele atira, ele volta para a primeira ação de andar em direção ao jogador, e esse ciclo se repete.</text:span></text:p>
      <text:p text:style-name="P7"/>
      <text:p text:style-name="P8"><text:span text:style-name="T1">Bala:</text:span> É um objeto que é <text:span text:style-name="T4">lançado a partir </text:span>da arma do caçador. Ela se move em uma direção linear.</text:p>
      <text:p text:style-name="P9"/>
      <text:p text:style-name="P9"><text:span text:style-name="T1">Javali </text:span><text:span text:style-name="T5">Corrompido</text:span><text:span text:style-name="T1">:</text:span> <text:span text:style-name="T2">Um inimigo que anda numa velocidade normal em direção ao player, e quando chega a uma certa distância dele, ele dá uma carga para cima do jogador, um “dash”.</text:span></text:p>
      <text:p text:style-name="P6"/>
      <text:p text:style-name="P10"/>
      <text:p text:style-name="P10">OBJETOS <text:span text:style-name="T4">IMÓVEIS</text:span></text:p>
      <text:p text:style-name="P8"><text:span text:style-name="T1">Baú:</text:span> <text:span text:style-name="T6">São objetos inanimados que ficam espalhados pelo mapa e são relativamente raros de se achar, quando o jogador toca neles, ele abre o baú e pode obter upgrades através dele.</text:span></text:p>
      <text:p text:style-name="P8"/>
      <text:p text:style-name="P11"><text:span text:style-name="T1">XP:</text:span> Eles aparecem quando um inimigo é morto e ficam parados no chão até o jogador coletá-los. Ao ser coletado, o XP do jogador aumenta.</text:p>
      <text:p text:style-name="P11"/>
      <text:p text:style-name="P12"><text:span text:style-name="T1">Comida:</text:span> Aparece aleatoriamente pelo mapa, caso o jogador encoste na comida, ele recupera vida.</text:p>
      <text:p text:style-name="P12"/>
      <text:p text:style-name="P12"><text:span text:style-name="T1">Relógio:</text:span> Aparece aleatoriamente pelo mapa, caso o jogador encoste no relógio, ele para o tempo momentâneamente, e os inimigos ficam par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7:58:05.600035500</meta:creation-date>
    <dc:date>2025-04-24T06:34:00.107997600</dc:date>
    <meta:editing-duration>PT7H41M50S</meta:editing-duration>
    <meta:editing-cycles>7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4" meta:word-count="330" meta:character-count="1868" meta:non-whitespace-character-count="1552"/>
  </office:meta>
</office:document-meta>
</file>